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Liberation Sans2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2" fo:font-size="12pt" fo:language="nl" fo:country="NL" fo:font-weight="normal" officeooo:rsid="020a915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Sans2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loext:opacity="100%" style:font-name="Liberation Sans2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loext:opacity="100%" style:font-name="Liberation Sans2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loext:opacity="100%" style:font-name="Liberation Sans2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loext:opacity="100%" style:font-name="Liberation Sans2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loext:opacity="100%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87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88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89" style:family="text">
      <style:text-properties fo:color="#000000" loext:opacity="100%" style:text-underline-style="none" fo:font-weight="normal" officeooo:rsid="0200070f" style:font-weight-asian="normal" style:font-weight-complex="normal"/>
    </style:style>
    <style:style style:name="T90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91" style:family="text">
      <style:text-properties style:text-line-through-style="none" style:text-line-through-type="none" style:font-name="Liberation Sans2" fo:font-size="12pt" style:text-underline-style="none" style:font-name-asian="DejaVu Sans" style:font-size-asian="12pt" style:font-size-complex="12pt"/>
    </style:style>
    <style:style style:name="T92" style:family="text">
      <style:text-properties style:use-window-font-color="true" loext:opacity="0%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officeooo:rsid="01be8095"/>
    </style:style>
    <style:style style:name="T94" style:family="text">
      <style:text-properties officeooo:rsid="01bfd991"/>
    </style:style>
    <style:style style:name="T95" style:family="text">
      <style:text-properties officeooo:rsid="0172e4a7"/>
    </style:style>
    <style:style style:name="T96" style:family="text">
      <style:text-properties officeooo:rsid="01b1b55e"/>
    </style:style>
    <style:style style:name="T97" style:family="text">
      <style:text-properties officeooo:rsid="01b3a209"/>
    </style:style>
    <style:style style:name="T98" style:family="text">
      <style:text-properties officeooo:rsid="02023406"/>
    </style:style>
    <style:style style:name="T99" style:family="text">
      <style:text-properties fo:font-weight="bold" officeooo:rsid="01be8095" style:font-weight-asian="bold" style:font-weight-complex="bold"/>
    </style:style>
    <style:style style:name="T100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style:font-name="Liberation Sans2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78">Debian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8">11</text:span></text:span><text:reference-mark-end text:name="Versie"/><text:span text:style-name="Strong_20_Emphasis"><text:span text:style-name="T65"> </text:span></text:span><text:span text:style-name="Strong_20_Emphasis"><text:span text:style-name="T72">LTS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65">op </text:span></text:span><text:reference-mark-start text:name="Computernaam"/><text:span text:style-name="Strong_20_Emphasis"><text:span text:style-name="T75">pc-van-e</text:span></text:span><text:span text:style-name="Strong_20_Emphasis"><text:span text:style-name="T76">lla</text:span></text:span><text:reference-mark-end text:name="Computernaam"/><text:span text:style-name="T77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0">karelzimmer.nl</text:span></text:span></text:a><text:span text:style-name="T65"> </text:span><text:span text:style-name="T14">voor</text:span><text:span text:style-name="T15"> </text:span><text:span text:style-name="T92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5"/></text:span></text:p>
      <text:p text:style-name="P19"><text:span text:style-name="Definition"><text:span text:style-name="T102">g</text:span></text:span><text:span text:style-name="Definition"><text:span text:style-name="T101">ebruiker</text:span></text:span><text:span text:style-name="T65"><text:tab/><text:tab/><text:tab/><text:tab/></text:span><text:span text:style-name="User_20_Entry"><text:span text:style-name="T80">Ella </text:span></text:span><text:span text:style-name="User_20_Entry"><text:span text:style-name="T81">So</text:span></text:span><text:span text:style-name="User_20_Entry"><text:span text:style-name="T82">e</text:span></text:span><text:span text:style-name="User_20_Entry"><text:span text:style-name="T81">tekouw</text:span></text:span></text:p>
      <text:p text:style-name="P20"><text:span text:style-name="Definition"><text:span text:style-name="T102">g</text:span></text:span><text:span text:style-name="Definition"><text:span text:style-name="T101">ebruikersnaam</text:span></text:span><text:span text:style-name="T65"><text:tab/></text:span><text:span text:style-name="User_20_Entry"><text:span text:style-name="T81">ella</text:span></text:span></text:p>
      <text:p text:style-name="P22"><text:span text:style-name="Definition"><text:span text:style-name="T102">c</text:span></text:span><text:span text:style-name="Definition"><text:span text:style-name="T101">omputernaam<text:tab/><text:tab/></text:span></text:span><text:span text:style-name="User_20_Entry"><text:span text:style-name="T79"><text:reference-ref text:reference-format="text" text:ref-name="Computernaam">pc-van-ella</text:reference-ref></text:span></text:span></text:p>
      <text:p text:style-name="P21"><text:span text:style-name="Definition"><text:span text:style-name="T102">o</text:span></text:span><text:span text:style-name="Definition"><text:span text:style-name="T103">pstartmenu</text:span></text:span><text:span text:style-name="T65"><text:tab/><text:tab/><text:tab/></text:span><text:span text:style-name="User_20_Entry"><text:span text:style-name="T83">F12</text:span></text:span></text:p>
      <text:p text:style-name="P21"><text:span text:style-name="Definition"><text:span text:style-name="T102">i</text:span></text:span><text:span text:style-name="Definition"><text:span text:style-name="T103">nstellingen</text:span></text:span><text:span text:style-name="T65"><text:tab/><text:tab/><text:tab/></text:span><text:span text:style-name="User_20_Entry"><text:span text:style-name="T84">F2</text:span></text:span></text:p>
      <text:p text:style-name="P4"><text:span text:style-name="Definition"><text:span text:style-name="T102"/></text:span></text:p>
      <text:p text:style-name="P12"/>
      <text:list xml:id="list1938661584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61249125892217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</text:span></text:span><text:span text:style-name="Strong_20_Emphasis"><text:span text:style-name="T59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61248029371643" text:continue-numbering="true" text:style-name="L1">
        <text:list-item>
          <text:p text:style-name="P43">Installatie afronden</text:p>
        </text:list-item>
      </text:list>
      <text:p text:style-name="P11"><text:span text:style-name="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3">Als </text:span><text:span text:style-name="T98">bij </text:span><text:span text:style-name="T93">stap </text:span><text:span text:style-name="T99">2</text:span><text:span text:style-name="T93"> </text:span><text:span text:style-name="T95">de </text:span><text:span text:style-name="T96">toetsenbordindelin</text:span><text:span text:style-name="T97">g </text:span><text:span text:style-name="T93">is vergeten </text:span><text:span text:style-name="T94">bij de installatie</text:span><text:span text:style-name="T93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6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5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161248106543161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1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6">Einde checklist, d</text:span><text:span text:style-name="T87">e installatie van </text:span><text:span text:style-name="T87"><text:reference-ref text:reference-format="text" text:ref-name="Distributie">Debian</text:reference-ref></text:span><text:span text:style-name="T87"><text:s/></text:span><text:span text:style-name="T88"><text:reference-ref text:reference-format="text" text:ref-name="Versie">11</text:reference-ref></text:span><text:span text:style-name="T88"><text:s/></text:span><text:span text:style-name="T89">LTS</text:span><text:span text:style-name="T87"> </text:span><text:span text:style-name="T87"><text:reference-ref text:reference-format="text" text:ref-name="Editie">desktop</text:reference-ref></text:span><text:span text:style-name="T87"><text:s/></text:span><text:span text:style-name="T90">op </text:span><text:span text:style-name="T90"><text:reference-ref text:reference-format="text" text:ref-name="Computernaam">pc-van-ella</text:reference-ref></text:span><text:span text:style-name="T90"><text:s/></text:span><text:span text:style-name="T87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4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-van-ella</text:file-name><text:tab/><text:date style:data-style-name="N36" text:date-value="2022-02-13T16:12:47.881037062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2:47.794423801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9</meta:editing-cycles>
    <meta:editing-duration>P7DT7H22M33S</meta:editing-duration>
    <dc:creator>Karel Zimmer</dc:creator>
    <meta:document-statistic meta:table-count="4" meta:image-count="0" meta:object-count="0" meta:page-count="2" meta:paragraph-count="35" meta:word-count="225" meta:character-count="1563" meta:non-whitespace-character-count="1348"/>
    <meta:user-defined meta:name="Info 1"/>
    <meta:user-defined meta:name="Info 2"/>
    <meta:user-defined meta:name="Info 3"/>
    <meta:user-defined meta:name="Info 4"/>
  </office:meta>
</office:document-meta>
</file>